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indent="0.4916in"/>
      <style:text-properties fo:language="en" fo:country="US"/>
    </style:style>
    <style:style style:name="P2" style:parent-style-name="NormalWeb" style:family="paragraph">
      <style:paragraph-properties fo:margin-top="0in" fo:background-color="#FFFFFF"/>
      <style:text-properties style:font-name="Arial" style:font-name-complex="Arial" fo:color="#3A3A3A" fo:font-size="10.5pt" style:font-size-asian="10.5pt" style:font-size-complex="10.5pt" fo:language="en" fo:country="US"/>
    </style:style>
    <style:style style:name="P3" style:parent-style-name="Normal" style:family="paragraph">
      <style:paragraph-properties fo:text-indent="0.4916in"/>
      <style:text-properties fo:language="en" fo:country="US"/>
    </style:style>
    <style:style style:name="P4" style:parent-style-name="Normal" style:family="paragraph">
      <style:paragraph-properties fo:text-indent="0.4916in"/>
      <style:text-properties fo:language="en" fo:country="US"/>
    </style:style>
    <style:style style:name="P5" style:parent-style-name="Normal" style:family="paragraph">
      <style:paragraph-properties fo:text-indent="0.4916in"/>
      <style:text-properties fo:language="en" fo:country="US"/>
    </style:style>
    <style:style style:name="P6" style:parent-style-name="Normal" style:family="paragraph">
      <style:text-properties fo:language="en" fo:country="US"/>
    </style:style>
    <style:style style:name="P7" style:parent-style-name="Normal" style:family="paragraph">
      <style:text-properties fo:language="en" fo:country="US"/>
    </style:style>
    <style:style style:name="P8" style:parent-style-name="Normal" style:family="paragraph">
      <style:text-properties fo:language="en" fo:country="US"/>
    </style:style>
    <style:style style:name="P9" style:parent-style-name="Normal" style:family="paragraph">
      <style:text-properties fo:language="en" fo:country="US"/>
    </style:style>
    <style:style style:name="T10" style:parent-style-name="Policepardéfaut" style:family="text">
      <style:text-properties fo:language="en" fo:country="US"/>
    </style:style>
  </office:automatic-styles>
  <office:body>
    <office:text text:use-soft-page-breaks="true">
      <text:p text:style-name="P1">Questions:</text:p>
      <text:p text:style-name="P2">Having consulted the Guardian's History of the Internet as well as the other documents on how it works and then seen the series on Internet Warriors, would you judge that<text:s/>much progress has been made by and for human beings in the last half-century?  Do you think the founding fathers of the Net foresaw how things would develop?  What aspect of what you have seen shocks or surprises you? What seems to be the root cause? What<text:s/>remedy would you suggest?</text:p>
      <text:p text:style-name="P3"/>
      <text:p text:style-name="P4">Answers:</text:p>
      <text:p text:style-name="P5">The progress that has been made with the internet is huge. From a simple link between two computers, it becomes a link between people. Of course, everything that has been created on it came from a human with one purpose,<text:s/>in general with good intentions. We see it with website like Wikipedia which is a totally free encyclopedia. The thing is: it’s Internet! You can’t really control the way your creation is used for. Most of the time, people use it in a good way. But unfortunately, sometimes it’s used in the wrong way. The primary example is social network. The first goal for all social network is to reunite friends. But with the time, a deviance appears: peoples are insulting, if not hassling, each other. Internet is a good<text:s/>thing but, like in real life, peoples on it are the main problem.</text:p>
      <text:p text:style-name="P6"><text:tab/>I don’t think the founding fathers of the Net hade any real idea of the huge beast they created. They probably knew it was something new, something that would change life of peoples. But how many? Thousand? Millions? Billions? It was clearly too early to say.</text:p>
      <text:p text:style-name="P7"><text:tab/>I was already aware of it but the thing<text:s/>that irritate me is the among of hatred people on Internet and how they can spit their venom on anyone who disagree with them. Internet can be a real landmark for all the hateful people where they can spread all their hate.</text:p>
      <text:p text:style-name="P8"><text:tab/>I think that the main root of all this is the absence of real limits or control on Internet. Logically a good solution<text:s/>would be to create something like a “police” and rules. Nevertheless I disagree with this solution. The main power of internet come from his absence of rules, from its freedom. I don’t think it would be a good solution. I’d rather propose to educate people a bit more efficiency to the power of the words.</text:p>
      <text:p text:style-name="P9"/>
      <text:p text:style-name="Normal"><text:span text:style-name="T10"><text:tab/></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fr" style:country-asian="FR"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 Loïc -</meta:initial-creator>
    <dc:creator>- Loïc -</dc:creator>
    <meta:creation-date>2017-09-25T14:55:00Z</meta:creation-date>
    <dc:date>2017-09-29T11:24:00Z</dc:date>
    <meta:template xlink:href="Normal.dotm" xlink:type="simple"/>
    <meta:editing-cycles>7</meta:editing-cycles>
    <meta:editing-duration>PT4260S</meta:editing-duration>
    <meta:document-statistic meta:page-count="1" meta:paragraph-count="4" meta:word-count="342" meta:character-count="2224" meta:row-count="15" meta:non-whitespace-character-count="1886"/>
  </office:meta>
</office:document-meta>
</file>